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-apple-system" svg:font-family="-apple-system, 'SF UI Text', Arial, 'PingFang SC', 'Hiragino Sans GB', 'Microsoft YaHei', 'WenQuanYi Micro Hei', sans-serif, SimHei, SimSun"/>
    <style:font-face style:name="AR PL UKai CN" svg:font-family="'AR PL UKai CN'"/>
    <style:font-face style:name="Fira Code Light" svg:font-family="'Fira Code Light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44223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2fe02"/>
    </style:style>
    <style:style style:name="P4" style:family="paragraph" style:parent-style-name="Text_20_body">
      <style:text-properties officeooo:paragraph-rsid="001b92f4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244223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Standard">
      <style:text-properties officeooo:rsid="0012fe02" officeooo:paragraph-rsid="0012fe02"/>
    </style:style>
    <style:style style:name="P14" style:family="paragraph" style:parent-style-name="Standard">
      <style:text-properties officeooo:paragraph-rsid="0012fe02"/>
    </style:style>
    <style:style style:name="P15" style:family="paragraph" style:parent-style-name="Standard">
      <style:text-properties officeooo:paragraph-rsid="00159472"/>
    </style:style>
    <style:style style:name="P16" style:family="paragraph" style:parent-style-name="Standard">
      <style:text-properties officeooo:paragraph-rsid="001b92f4"/>
    </style:style>
    <style:style style:name="P17" style:family="paragraph" style:parent-style-name="Standard">
      <style:text-properties officeooo:paragraph-rsid="001d0356"/>
    </style:style>
    <style:style style:name="P18" style:family="paragraph" style:parent-style-name="Standard">
      <style:text-properties officeooo:rsid="001f386d" officeooo:paragraph-rsid="001f386d"/>
    </style:style>
    <style:style style:name="P19" style:family="paragraph" style:parent-style-name="Standard">
      <style:text-properties officeooo:rsid="001f386d" officeooo:paragraph-rsid="0021f654"/>
    </style:style>
    <style:style style:name="P20" style:family="paragraph" style:parent-style-name="Standard">
      <style:text-properties officeooo:rsid="00244223" officeooo:paragraph-rsid="00244223"/>
    </style:style>
    <style:style style:name="P21" style:family="paragraph" style:parent-style-name="Standard">
      <style:paragraph-properties fo:break-before="page"/>
      <style:text-properties officeooo:rsid="001f386d" officeooo:paragraph-rsid="001f386d"/>
    </style:style>
    <style:style style:name="T1" style:family="text">
      <style:text-properties officeooo:rsid="0012fe02"/>
    </style:style>
    <style:style style:name="T2" style:family="text">
      <style:text-properties fo:color="#333333" style:font-name="-apple-system" fo:font-size="10.5pt"/>
    </style:style>
    <style:style style:name="T3" style:family="text">
      <style:text-properties fo:color="#333333" style:font-name="-apple-system" fo:font-size="10.5pt" officeooo:rsid="0012fe02"/>
    </style:style>
    <style:style style:name="T4" style:family="text">
      <style:text-properties fo:color="#333333" style:font-name="-apple-system" fo:font-size="10.5pt" officeooo:rsid="0013b063"/>
    </style:style>
    <style:style style:name="T5" style:family="text">
      <style:text-properties fo:color="#333333" style:font-name-asian="-apple-system" style:font-size-asian="10.5pt"/>
    </style:style>
    <style:style style:name="T6" style:family="text">
      <style:text-properties fo:color="#333333" officeooo:rsid="0012fe02" style:font-name-asian="-apple-system" style:font-size-asian="10.5pt"/>
    </style:style>
    <style:style style:name="T7" style:family="text">
      <style:text-properties officeooo:rsid="00144908"/>
    </style:style>
    <style:style style:name="T8" style:family="text">
      <style:text-properties officeooo:rsid="00159472"/>
    </style:style>
    <style:style style:name="T9" style:family="text">
      <style:text-properties officeooo:rsid="00191466"/>
    </style:style>
    <style:style style:name="T10" style:family="text">
      <style:text-properties officeooo:rsid="001b29cc"/>
    </style:style>
    <style:style style:name="T11" style:family="text">
      <style:text-properties officeooo:rsid="001b92f4"/>
    </style:style>
    <style:style style:name="T12" style:family="text">
      <style:text-properties officeooo:rsid="0021f65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o 笔记</text:p>
      <text:p text:style-name="P13"/>
      <text:p text:style-name="P13">1、&amp; and *</text:p>
      <text:p text:style-name="P14"><text:span text:style-name="T1"><text:tab/>1.1 <text:s text:c="2"/></text:span><text:span text:style-name="T2">&amp; </text:span><text:span text:style-name="T5">是取地址符号 </text:span><text:span text:style-name="T2">, </text:span><text:span text:style-name="T5">即取得某个变量的地址 </text:span><text:span text:style-name="T6">。</text:span><text:span text:style-name="T2"> &amp;x{}可以看做new</text:span><text:span text:style-name="T4">（x）</text:span><text:span text:style-name="T2">的另一种写法</text:span></text:p>
      <text:p text:style-name="P14"><text:span text:style-name="T3"><text:tab/>1.2 <text:s text:c="2"/></text:span><text:span text:style-name="T2">*</text:span><text:span text:style-name="T5">是指针运算符 </text:span><text:span text:style-name="T2">, </text:span><text:span text:style-name="T5">可以表示一个变量是指针类型 </text:span><text:span text:style-name="T2">, </text:span><text:span text:style-name="T5">也可以表示一个指针变量所指向的存储单元 </text:span><text:span text:style-name="T2">, </text:span><text:span text:style-name="T5">也就是这个地址所存储的值 </text:span><text:span text:style-name="T2">.</text:span></text:p>
      <text:p text:style-name="P14"><text:span text:style-name="T2"/></text:p>
      <text:p text:style-name="P14"><text:tab/>i := zb{5, 6}</text:p>
      <text:p text:style-name="P14"><text:tab/>fmt.Println(i); <text:s/>//{5 6} <text:s/>值</text:p>
      <text:p text:style-name="P14"><text:tab/>var j = &amp;i;</text:p>
      <text:p text:style-name="P17"><text:tab/>fmt.Println(j); <text:s/>//&amp;{5 6} 输出需要%p 模式 //0xc00000a0<text:span text:style-name="T11">6</text:span>0</text:p>
      <text:p text:style-name="P14"><text:tab/> k := *j;</text:p>
      <text:p text:style-name="P14"><text:tab/>fmt.Println(k); <text:s/>//{5 6}</text:p>
      <text:p text:style-name="P14"/>
      <text:p text:style-name="P14"><text:tab/><text:span text:style-name="T7">var <text:s/></text:span>i1 *<text:span text:style-name="T7">zb</text:span>= &amp;zb{5, 6} <text:s text:c="8"/></text:p>
      <text:p text:style-name="P16"><text:tab/>fmt.Println(i1); <text:s/>//&amp;{5 6} <text:s text:c="4"/>// 输出需要%p 模式 //0xc00000a0<text:span text:style-name="T11">6</text:span>0</text:p>
      <text:p text:style-name="P14"><text:tab/>fmt.Println(*i1); <text:s/>//{5 6}</text:p>
      <text:p text:style-name="P14"><text:tab/>var j1 = &amp;i1; <text:s text:c="24"/>//新的普通变量</text:p>
      <text:p text:style-name="P14"><text:tab/>fmt.Println(j1); //0xc00000c030 <text:s/></text:p>
      <text:p text:style-name="P14"/>
      <text:p text:style-name="P14"><text:tab/>i:=1;</text:p>
      <text:p text:style-name="P14"><text:tab/>fmt.Println(&amp;i); <text:s/>//0xc00009e000 <text:s text:c="2"/>对于普通的值类型<text:span text:style-name="T9">&amp;取到地址</text:span></text:p>
      <text:p text:style-name="P14"/>
      <text:p text:style-name="P14"/>
      <text:p text:style-name="P3"><text:span text:style-name="Source_20_Text"><text:tab/>fmt.Println(user, &amp;user)</text:span> 使用的是默认格式的打印方式<text:span text:style-name="Source_20_Text">%v</text:span>。</text:p>
      <text:p text:style-name="Text_20_body"><text:tab/>对于 <text:span text:style-name="Source_20_Text">struct</text:span> 默认输出格式是 <text:span text:style-name="Source_20_Text">{field0 field1 ...}</text:span>。</text:p>
      <text:p text:style-name="P4"><text:tab/>想要输出地址，需要使用 <text:span text:style-name="Source_20_Text">%p</text:span>，<text:span text:style-name="Source_20_Text">fmt.Printf("%v %p\n", str</text:span><text:span text:style-name="Source_20_Text"><text:span text:style-name="T11">uct</text:span></text:span><text:span text:style-name="Source_20_Text">, &amp;str</text:span><text:span text:style-name="Source_20_Text"><text:span text:style-name="T11">uct</text:span></text:span><text:span text:style-name="Source_20_Text">)</text:span></text:p>
      <text:p text:style-name="P14"/>
      <text:p text:style-name="P14"/>
      <text:p text:style-name="P14"><text:span text:style-name="T9"><text:tab/>1.3 指针类型存在的意义</text:span></text:p>
      <text:p text:style-name="P14"><text:tab/><text:tab/>用于地址传递<text:span text:style-name="T9">，减小数据传输量</text:span></text:p>
      <text:p text:style-name="P14"><text:tab/><text:tab/>参考<text:span text:style-name="T10">：</text:span>https://www.jb51.net/article/130180.htm</text:p>
      <text:p text:style-name="P14"/>
      <text:p text:style-name="P14"/>
      <text:p text:style-name="P15"><text:span text:style-name="T8">2、go中实例结构体的几张方式</text:span></text:p>
      <text:p text:style-name="P13"><text:tab/>var i *zb = new (zb);</text:p>
      <text:p text:style-name="P13"><text:tab/>i.x=5;</text:p>
      <text:p text:style-name="P13"><text:tab/>i.y=6;</text:p>
      <text:p text:style-name="P13"><text:tab/>fmt.Println(i);</text:p>
      <text:p text:style-name="P13"/>
      <text:p text:style-name="P13"><text:tab/>var j zb = zb{5,6}</text:p>
      <text:p text:style-name="P13"><text:tab/>fmt.Println(j);</text:p>
      <text:p text:style-name="P13"/>
      <text:p text:style-name="P13"><text:tab/>var k *zb = &amp;zb{5,6}</text:p>
      <text:p text:style-name="P13"><text:tab/>fmt.Println(k);</text:p>
      <text:p text:style-name="P13"/>
      <text:p text:style-name="P13"/>
      <text:p text:style-name="P21">3、go 中冒号的使用</text:p>
      <text:p text:style-name="P18"><text:tab/><text:span text:style-name="T12">3.1 <text:s/></text:span>x := 1 <text:s text:c="3"/>: 声明变量</text:p>
      <text:p text:style-name="P18"><text:tab/><text:span text:style-name="T12">3.2 <text:s/></text:span>var x = [10]byte <text:s/>var y = x[ 1:5 ] <text:s/>第二处为截取切片 </text:p>
      <text:p text:style-name="P19"><text:tab/></text:p>
      <text:p text:style-name="P19"><text:tab/>data := [...]int{0, 1, 2, 3, 4, 5, 6, 7, 8, 9}</text:p>
      <text:p text:style-name="P18"><text:tab/>v := data[2:4:8]</text:p>
      <text:p text:style-name="P18"><text:tab/>fmt.Println(v) <text:s text:c="7"/>//[2 3]</text:p>
      <text:p text:style-name="P18"><text:tab/>fmt.Println(len(v)) <text:s text:c="2"/>// 2</text:p>
      <text:p text:style-name="P18"><text:tab/>fmt.Println(cap(v)) <text:s text:c="2"/>// 8</text:p>
      <text:p text:style-name="P18"/>
      <text:p text:style-name="P18"/>
      <text:p text:style-name="P20">4、iota</text:p>
      <text:p text:style-name="P6"><text:tab/>很多书上或博客描述的规则是这样的：</text:p>
      <text:list xml:id="list3856402203" text:style-name="L4">
        <text:list-item>
          <text:p text:style-name="P11">iota在const关键字出现时被重置为0 </text:p>
        </text:list-item>
        <text:list-item>
          <text:p text:style-name="P7">const声明块中每新增一行iota值自增1 </text:p>
        </text:list-item>
      </text:list>
      <text:p text:style-name="Text_20_body"><text:tab/>我曾经也这么理解，看过编译器代码后发现，其实规则只有一条：</text:p>
      <text:list xml:id="list3562915879" text:style-name="L5">
        <text:list-item>
          <text:p text:style-name="P8">iota代表了const声明块的行索引（下标从0开始） </text:p>
        </text:list-item>
      </text:list>
      <text:p text:style-name="P1"><text:span text:style-name="Source_20_Text"><text:tab/>const (</text:span></text:p>
      <text:p text:style-name="Preformatted_20_Text"><text:span text:style-name="Source_20_Text"><text:s text:c="3"/><text:tab/> bit0, mask0 = 1 &lt;&lt; iota, 1&lt;&lt;iota - 1 <text:s text:c="2"/>//const声明第0行，即iota==0</text:span></text:p>
      <text:p text:style-name="Preformatted_20_Text"><text:span text:style-name="Source_20_Text"><text:s text:c="3"/><text:tab/> bit1, mask1 <text:s text:c="15"/>//const声明第1行，即iota==1, 表达式继承上面的语句</text:span></text:p>
      <text:p text:style-name="Preformatted_20_Text"><text:span text:style-name="Source_20_Text"><text:s text:c="3"/><text:tab/> _, _ <text:s text:c="34"/>//const声明第2行，即iota==2</text:span></text:p>
      <text:p text:style-name="Preformatted_20_Text"><text:span text:style-name="Source_20_Text"><text:s text:c="3"/><text:tab/> bit3, mask3 <text:s text:c="27"/>//const声明第3行，即iota==3</text:span></text:p>
      <text:p text:style-name="P2"><text:span text:style-name="Source_20_Text"><text:tab/>)</text:span></text:p>
      <text:list xml:id="list2915415810" text:style-name="L6">
        <text:list-item>
          <text:p text:style-name="P12">第0行的表达式展开即<text:span text:style-name="Source_20_Text">bit0, mask0 = 1 &lt;&lt; 0, 1&lt;&lt;0 - 1</text:span>，所以bit0 == 1，mask0 == 0； </text:p>
        </text:list-item>
        <text:list-item>
          <text:p text:style-name="P12">第1行没有指定表达式继承第一行，即<text:span text:style-name="Source_20_Text">bit1, mask1 = 1 &lt;&lt; 1, 1&lt;&lt;1 - 1</text:span>，所以bit1 == 2，mask1 == 1； </text:p>
        </text:list-item>
        <text:list-item>
          <text:p text:style-name="P12">第2行没有定义常量 </text:p>
        </text:list-item>
        <text:list-item>
          <text:p text:style-name="P9">第3行没有指定表达式继承第一行，即<text:span text:style-name="Source_20_Text">bit3, mask3 = 1 &lt;&lt; 3, 1&lt;&lt;3 - 1</text:span>，所以bit0 == 8，mask0 == 7； </text:p>
        </text:list-item>
      </text:list>
      <text:p text:style-name="P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-apple-system" svg:font-family="-apple-system, 'SF UI Text', Arial, 'PingFang SC', 'Hiragino Sans GB', 'Microsoft YaHei', 'WenQuanYi Micro Hei', sans-serif, SimHei, SimSun"/>
    <style:font-face style:name="AR PL UKai CN" svg:font-family="'AR PL UKai CN'"/>
    <style:font-face style:name="Fira Code Light" svg:font-family="'Fira Code Light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03:55.849081544</meta:creation-date>
    <dc:date>2019-01-30T15:45:18.297632506</dc:date>
    <meta:editing-duration>PT5H31M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631" meta:character-count="1734" meta:non-whitespace-character-count="1345"/>
  </office:meta>
</office:document-meta>
</file>